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6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eeheh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ormat:</text:span></text:p>
            <text:p><text:span text:style-name="T2"/></text:p>
            <text:p><text:span text:style-name="T2"><text:s/></text:span><text:span text:style-name="T2">Application Domain or Setting for Use (1 slide)</text:span></text:p>
            <text:p><text:span text:style-name="T2"><text:s text:c="8"/></text:span><text:span text:style-name="T2">User Tasks and How Vis will help (1 slide)</text:span></text:p>
            <text:p><text:span text:style-name="T2"><text:s text:c="8"/></text:span><text:span text:style-name="T2">InfoVis Elements, e.g. Formalisms, Focus+Context, etc.) (1 slide)</text:span></text:p>
            <text:p><text:span text:style-name="T2"><text:s text:c="8"/></text:span><text:span text:style-name="T2">Design Sketches (? slides)</text:span></text:p>
            <text:p><text:span text:style-name="T2"><text:s text:c="8"/></text:span><text:span text:style-name="T2">Technology (Systems, Languages, Libraries) (1 slide)</text:span></text:p>
            <text:p><text:span text:style-name="T2"><text:s text:c="8"/></text:span><text:span text:style-name="T2">Status, Prototypes, Whatever is Working (? slides)</text:span></text:p>
            <text:p><text:span text:style-name="T2"><text:s text:c="8"/></text:span><text:span text:style-name="T2">Discussion (1 slide)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5" draw:layer="layout" svg:width="25.199cm" svg:height="18.954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p/>
              </text:list-item>
              <text:list-item>
                <text:p>Super-fast logic introduction:</text:p>
              </text:list-item>
              <text:list-item>
                <text:p>Formula – a thing we want to build that is true or false; stick other formulas together with connectives (adhesive)</text:p>
              </text:list-item>
              <text:list-item>
                <text:p>Rules – tell us how we can build a thing involving a connective; sometimes these have variables</text:p>
              </text:list-item>
              <text:list-item>
                <text:p>Proof – if we can stick rules together, filling in the variables consistently, then yes you <text:span text:style-name="T3">can </text:span><text:span text:style-name="T4">build that thing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6T15:30:12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</officeooo:annotation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ploring a proof</text:p>
                <text:p>(graphic, eyes searching, question mark)</text:p>
                <text:list>
                  <text:list-item>
                    <text:p>Proofs here are bottom-up</text:p>
                  </text:list-item>
                  <text:list-item>
                    <text:p>Traversal may be forward or backward (show inference rule with arrows on either side)</text:p>
                  </text:list-item>
                </text:list>
              </text:list-item>
              <text:list-item>
                <text:p>Understanding how to use rules and stick them toge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12:32</dc:date>
          <text:p>User tasks and how vis will help</text:p>
          <text:p/>
          <text:p>---</text:p>
          <text:p/>
          <text:p>Have some of tutorial in here too? Figure out how to split across Application Domain and User Tasks</text:p>
        </officeooo:annotation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lford-Reingold-Walker algorithm to lay out the t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sign Sketche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06</dc:date>
          <text:p>? slides</text:p>
        </officeooo:annotation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 (web stack... vis?)</text:p>
              </text:list-item>
              <text:list-item>
                <text:p>Tree structure: D3 trees (with large modifications... add vis comparing?... inverted to be bottom up)</text:p>
              </text:list-item>
              <text:list-item>
                <text:p>Selection: D3</text:p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6T15:28:30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</officeooo:annotation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5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 text:style-name="P2">Consequences of logic choice</text:p>
                <text:list>
                  <text:list-item>
                    <text:p text:style-name="P2">Simpler logics see fewer benefits in documentation and insight, but are easier to understand (graphic?)</text:p>
                  </text:list-item>
                  <text:list-item>
                    <text:p text:style-name="P2">Other visualizations may be better for natural deduction</text:p>
                  </text:list-item>
                </text:list>
              </text:list-item>
              <text:list-item>
                <text:p text:style-name="P2">Reasoning direction</text:p>
                <text:list>
                  <text:list-item>
                    <text:p text:style-name="P2">Forward (assumptions to goal) more natural</text:p>
                  </text:list-item>
                  <text:list-item>
                    <text:p text:style-name="P2">Backward (goal to assumptions) more conducive to automatic reasoning</text:p>
                  </text:list-item>
                </text:list>
              </text:list-item>
              <text:list-item>
                <text:p text:style-name="P2">Impact of different traversals on cognition</text:p>
              </text:list-item>
              <text:list-item>
                <text:p text:style-name="P2"><text:span text:style-name="T5">Remaining tasks:</text:span></text:p>
                <text:list>
                  <text:list-item>
                    <text:p><text:span text:style-name="T5">Hiding subtrees</text:span></text:p>
                  </text:list-item>
                  <text:list-item>
                    <text:p><text:span text:style-name="T5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5H58M</meta:editing-duration>
    <meta:editing-cycles>22</meta:editing-cycles>
    <dc:date>2018-11-28T13:49:28.95</dc:date>
    <meta:generator>OpenOffice/4.1.5$Win32 OpenOffice.org_project/415m1$Build-9789</meta:generator>
    <meta:document-statistic meta:object-count="53"/>
  </office:meta>
</office:document-meta>
</file>